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Arial Unicode MS'" style:font-pitch="variable"/>
    <style:font-face style:name="Arial" svg:font-family="Arial" style:font-family-generic="swiss" style:font-pitch="variable"/>
    <style:font-face style:name="FreeSans" svg:font-family="FreeSans"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Arial Unicode MS'" style:font-pitch="variable"/>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4909in" fo:margin-right="0in" fo:text-indent="0in" style:auto-text-indent="false"/>
      <style:text-properties style:font-name="Arial" style:font-name-complex="Arial"/>
    </style:style>
    <style:style style:name="P3" style:family="paragraph" style:parent-style-name="Text_20_body">
      <style:paragraph-properties fo:break-before="page"/>
      <style:text-properties style:font-name="Arial" style:font-name-complex="Arial"/>
    </style:style>
    <style:style style:name="P4" style:family="paragraph" style:parent-style-name="Text_20_body">
      <style:paragraph-properties fo:break-before="page"/>
    </style:style>
    <style:style style:name="P5" style:family="paragraph" style:parent-style-name="Text_20_body">
      <style:paragraph-properties fo:margin-top="0in" fo:margin-bottom="0.0835in" style:contextual-spacing="false" fo:text-align="justify" style:justify-single-word="false"/>
    </style:style>
    <style:style style:name="P6" style:family="paragraph" style:parent-style-name="Text_20_body">
      <style:paragraph-properties fo:margin-top="0in" fo:margin-bottom="0.0835in" style:contextual-spacing="false" fo:text-align="justify" style:justify-single-word="false"/>
      <style:text-properties fo:font-weight="bold" style:font-weight-asian="bold" style:font-weight-complex="bold"/>
    </style:style>
    <style:style style:name="P7" style:family="paragraph" style:parent-style-name="Text_20_body">
      <style:paragraph-properties fo:margin-top="0in" fo:margin-bottom="0.0835in" style:contextual-spacing="false" fo:text-align="justify" style:justify-single-word="false"/>
      <style:text-properties style:use-window-font-color="true" loext:opacity="0%" fo:font-size="12pt" fo:language="zxx" fo:country="none" fo:font-weight="normal" style:letter-kerning="true" style:font-name-asian="Andale Sans UI" style:font-size-asian="12pt" style:language-asian="zh" style:country-asian="CN" style:font-weight-asian="normal" style:font-name-complex="Times New Roman" style:font-size-complex="12pt" style:language-complex="ar" style:country-complex="SA" style:font-weight-complex="normal"/>
    </style:style>
    <style:style style:name="P8" style:family="paragraph" style:parent-style-name="Text_20_body">
      <style:paragraph-properties fo:margin-top="0in" fo:margin-bottom="0.0835in" style:contextual-spacing="false" fo:text-align="justify" style:justify-single-word="false"/>
      <style:text-properties style:use-window-font-color="true" loext:opacity="0%" fo:font-size="12pt" fo:language="zxx" fo:country="none" fo:font-weight="bold" style:letter-kerning="true" style:font-name-asian="Andale Sans UI" style:font-size-asian="12pt" style:language-asian="zh" style:country-asian="CN" style:font-weight-asian="bold" style:font-name-complex="Times New Roman" style:font-size-complex="12pt" style:language-complex="ar" style:country-complex="SA" style:font-weight-complex="bold"/>
    </style:style>
    <style:style style:name="P9" style:family="paragraph" style:parent-style-name="Text_20_body">
      <style:text-properties fo:font-size="14pt" officeooo:rsid="000f1ff5" officeooo:paragraph-rsid="000f1ff5" style:font-size-asian="14pt" style:font-size-complex="14pt"/>
    </style:style>
    <style:style style:name="P10" style:family="paragraph" style:parent-style-name="Text_20_body" style:list-style-name="L1">
      <style:text-properties fo:font-size="14pt" officeooo:rsid="000fc64a" officeooo:paragraph-rsid="000fc64a" style:font-size-asian="14pt" style:font-size-complex="14pt"/>
    </style:style>
    <style:style style:name="T1" style:family="text">
      <style:text-properties style:font-name="Arial" fo:font-weight="bold" style:font-weight-asian="bold" style:font-name-complex="Arial" style:font-weight-complex="bold"/>
    </style:style>
    <style:style style:name="T2" style:family="text">
      <style:text-properties style:font-name="Arial" fo:font-weight="bold" fo:background-color="#b7b3ca" loext:char-shading-value="0" style:font-weight-asian="bold" style:font-name-complex="Arial" style:font-weight-complex="bold"/>
    </style:style>
    <style:style style:name="T3" style:family="text">
      <style:text-properties style:font-name="Arial" fo:font-weight="bold" fo:background-color="#b7b3ca" loext:char-shading-value="0" style:font-weight-asian="bold" style:font-name-complex="Arial" style:font-weight-complex="bold"/>
    </style:style>
    <style:style style:name="T4" style:family="text">
      <style:text-properties style:font-name="Arial" fo:font-weight="bold" fo:background-color="#dedce6" loext:char-shading-value="0" style:font-weight-asian="bold" style:font-name-complex="Arial" style:font-weight-complex="bold"/>
    </style:style>
    <style:style style:name="T5" style:family="text">
      <style:text-properties style:font-name="Arial" fo:language="ca" fo:country="ES" fo:font-weight="bold" style:font-weight-asian="bold" style:font-name-complex="Arial" style:font-weight-complex="bold"/>
    </style:style>
    <style:style style:name="T6" style:family="text">
      <style:text-properties style:font-name="Arial" fo:language="ca" fo:country="ES" style:font-name-complex="Arial"/>
    </style:style>
    <style:style style:name="T7" style:family="text">
      <style:text-properties style:font-name="Arial" style:font-name-complex="Arial"/>
    </style:style>
    <style:style style:name="T8" style:family="text">
      <style:text-properties style:font-name="Arial" style:font-name-complex="Arial"/>
    </style:style>
    <style:style style:name="T9" style:family="text">
      <style:text-properties style:font-name="Arial" fo:background-color="#b7b3ca" loext:char-shading-value="0" style:font-name-complex="Arial"/>
    </style:style>
    <style:style style:name="T10" style:family="text">
      <style:text-properties style:use-window-font-color="true" loext:opacity="0%" fo:font-size="12pt" fo:language="zxx" fo:country="none" fo:font-weight="normal" style:letter-kerning="true" style:font-name-asian="Andale Sans UI" style:font-size-asian="12pt" style:language-asian="zh" style:country-asian="CN" style:font-weight-asian="normal" style:font-name-complex="Times New Roman" style:font-size-complex="12pt" style:language-complex="ar" style:country-complex="SA" style:font-weight-complex="normal"/>
    </style:style>
    <style:style style:name="T11" style:family="text">
      <style:text-properties style:use-window-font-color="true" loext:opacity="0%" style:font-name="Times New Roman" fo:font-size="12pt" fo:language="zxx" fo:country="none" style:letter-kerning="true" style:font-name-asian="Andale Sans UI"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zxx" fo:country="none" officeooo:rsid="000fc64a" style:letter-kerning="true" style:font-name-asian="Andale Sans UI"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language="zxx" fo:country="none" style:letter-kerning="true" style:font-name-asian="Andale Sans UI" style:language-asian="zh" style:country-asian="CN" style:font-name-complex="Times New Roman" style:language-complex="ar" style:country-complex="SA"/>
    </style:style>
    <style:style style:name="T14" style:family="text">
      <style:text-properties style:use-window-font-color="true" loext:opacity="0%" style:font-name="Times New Roman" fo:language="zxx" fo:country="none" officeooo:rsid="000fc64a" style:letter-kerning="true" style:font-name-asian="Andale Sans UI" style:language-asian="zh" style:country-asian="CN" style:font-name-complex="Times New Roman" style:language-complex="ar" style:country-complex="SA"/>
    </style:style>
    <style:style style:name="T15" style:family="text">
      <style:text-properties officeooo:rsid="000f1ff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ctivitat 3</text:h>
      <text:h text:style-name="Heading_20_1" text:outline-level="1">Iniciem el pla d'empresa!!!</text:h>
      <text:h text:style-name="Heading_20_4" text:outline-level="4"><text:span text:style-name="T15">1. H</text:span>eu de pensar una idea de negoci relacionada amb el estudis que esteu cursant.</text:h>
      <text:h text:style-name="Heading_20_4" text:outline-level="4">Ha de tenir algun factor element que la faça diferent dels negocis existents.</text:h>
      <text:h text:style-name="Heading_20_4" text:outline-level="4">Quan la tingueu busqueu si hi ha negocis semblant i si trobeu posseu me l'enllaç.</text:h>
      <text:h text:style-name="Heading_20_4" text:outline-level="4" text:is-list-header="true"/>
      <text:p text:style-name="P9">La idea de negocio que presentamos consiste en una Academia dirigida a la programaci<text:span text:style-name="T13">ón, se impartirán clases de diferentes lenguajes de programación, estas clases serán modernas y estarán actualizadas. </text:span><text:span text:style-name="T14">Habrán clases para todo tipo de público, para lograr esto, se hará un prueba inicial para comprobar el nivel de los estudiantes y se les clasificará en 3 niveles, estos serán:</text:span></text:p>
      <text:list xml:id="list1893630527" text:style-name="L1">
        <text:list-item>
          <text:p text:style-name="P10"><text:span text:style-name="T13">Avanzado: Estos estudiantes demostrarán tener una alta compresion y capacidad de resolucion de problemas dirigidos a la programación, por lo tanto, recibirán clases de alto nivel.</text:span></text:p>
        </text:list-item>
        <text:list-item>
          <text:p text:style-name="P10"><text:span text:style-name="T13">Medio: Los estudiantes clasificados como nivel "medio", habrán demostrado comprender los fundamentos básicos de la programación, por esta razón, recibirán unas clases adaptadas a su nivel y se espera que al acabar susodicho curso demuestren tener un nivel "Avanzado"</text:span></text:p>
        </text:list-item>
        <text:list-item>
          <text:p text:style-name="P10"><text:span text:style-name="T13">Principiante: Tras la prueba inicial se podrá observar que no comprenden los fundamentos básicos de la programación, las clases dadas a este nivel serán de carácter sencillo y se irá incrementando la dificultad al ir avanzando</text:span></text:p>
        </text:list-item>
      </text:list>
      <text:p text:style-name="P4"/>
      <text:h text:style-name="Heading_20_1" text:outline-level="1"><text:span text:style-name="T1">Pla empresa</text:span><text:span text:style-name="T5">:1r punt</text:span></text:h>
      <text:h text:style-name="Heading_20_1" text:outline-level="1">1. Presentació del projecte</text:h>
      <text:h text:style-name="Heading_20_1" text:outline-level="1"><text:span text:style-name="T2">1.1Presentació idea de negoci</text:span><text:span text:style-name="T4"> </text:span></text:h>
      <text:h text:style-name="Heading_20_4" text:outline-level="4">S’ha de començar a delimitar/concretar la nostra idea, i assumir decisions respecte al tipus d’ empresa que volem muntar. Es tracta d’un punt que s’ acabarà de configurar al llarg de tot el procés, i que de ben segur tindrà noves aportacions i modificacions posteriors. Aquest apartat hauria d’ incloure:</text:h>
      <text:h text:style-name="Heading_20_4" text:outline-level="4">El primer paràgraf ha de ser una breu introducció de 2 línies on per exemple digueu: Som un grup de xics /xiques tècnics superiors en .........que ens hem decidit a muntar una xicoteta empresa del sector de ..... . </text:h>
      <text:h text:style-name="Heading_20_4" text:outline-level="4">A partir del segon paràgraf, feu una descripció general de l’ activitat que voleu portar a terme, és important que indiqueu què oferireu i quins són els aspectes que fan especial el vostre producte/servei envers la competència (novetats o innovacions, millores, aspectes diferenciadors...) Han de quedar identificades les necessitats que cobrireu amb l' activitat del vostre negoci. </text:h>
      <text:h text:style-name="Heading_20_4" text:outline-level="4">També podeu indicar què és el que ha motivat o ha fet interessant el vostre projecte empresarial. (treballar pel vostre compte, els coneixements en aquest àmbit?, veieu oportunitats de negoci?, podeu millorar els elements existents en el mercat? ...) Aquest contingut el podeu posar aquí o dins el primer paràgraf. </text:h>
      <text:p text:style-name="P2"/>
      <text:h text:style-name="Heading_20_3" text:outline-level="3"><text:soft-page-break/><text:span text:style-name="T2">1.2 Persones destinatàries</text:span><text:span text:style-name="T7"> </text:span></text:h>
      <text:h text:style-name="Heading_20_4" text:outline-level="4">En aquesta pregunta heu identificar, explicar i justificar els destinataris als quals respon el nostre producte. A continuació teniu una estructura de continguts a treballar que us aconsellem respecteu:</text:h>
      <text:h text:style-name="Heading_20_4" text:outline-level="4">Descripció del públic a qui adreçaríem la nostra activitat empresarial o el que és el mateix, explicar el tipus de clients que volem tenir (particulars indicant el tipus de persona segons l' edat o altres aspectes a tenir en compte; o si són empreses, quin tipus d' empreses....) </text:h>
      <text:h text:style-name="Heading_20_4" text:outline-level="4">Area geogràfica on s’ inserirà el producte o ubicació aproximada del negoci. explicant de manera molt sintètica els principals elements que fan adient aquesta ubicació. </text:h>
      <text:h text:style-name="Heading_20_4" text:outline-level="4"><text:span text:style-name="Emphasis"><text:span text:style-name="T7">(Penseu que els continguts treballats en aquest apartat, un cop feu properament l' anàlisi de mercat, és possible que els hagueu de modificar, potser sols alguns matisos, potser fareu canvis importants, però per poder fer l' anàlisi de mercat, heu d' anar concretant, per poder establir un punt de partida).</text:span></text:span><text:span text:style-name="T7"><text:line-break/></text:span></text:h>
      <text:p text:style-name="P3"/>
      <text:h text:style-name="Heading_20_3" text:outline-level="3"><text:span text:style-name="T2">1.3 Presentació dels emprenedors</text:span><text:span text:style-name="T9"> </text:span></text:h>
      <text:h text:style-name="Heading_20_4" text:outline-level="4"><text:span text:style-name="T6">F</text:span><text:span text:style-name="T7">er una descripció en aquest punt inicial per tal de que els seus lectors vagin configurant la idea sobre com és i quines són les característiques principals del grup promotor.</text:span></text:h>
      <text:h text:style-name="Heading_20_4" text:outline-level="4">A nivell grupal: Comenceu fent una presentació del conjunt del grup, explicitant els elements que fan d’aquest, el grup ideal per portar a terme aquest negoci. Quines complementarietats presenta, quins punts forts, quins àmbits de coneixement disposen... </text:h>
      <text:h text:style-name="Heading_20_4" text:outline-level="4">A nivell individual: Un cop feta la presentació grupal, entreu a presentar cada membre del grup de forma individual. Noms, aptituds personals, competències professionals, experiència laboral en el sector, o qualsevol altre informació que considereu, sols la que més vulgueu destacar. </text:h>
      <text:p text:style-name="P6">Nivell grupal:</text:p>
      <text:p text:style-name="P5"><text:span text:style-name="T10">Volem que altres personas sense importar edat, raça o nivell de estudis, puguen aprendre a programar y disfrutar de la experiència. Entre nosotros nos apoyamos los unos a los otros, benefíciat del nostres anys de experiència personals en distintes empreses exitoses com Google o Facebook. Nuestros conocimientos son los siguientes:</text:span></text:p>
      <text:p text:style-name="P7">Sandra Jaramillo tiene conocimientos avanzados de Java y Base de Datos, </text:p>
      <text:p text:style-name="P7">Isabel se especializa en HTML5, CSS3 y el framework Laravel,</text:p>
      <text:p text:style-name="P7">David es el profesor de JavaScript, React, y FTP</text:p>
      <text:p text:style-name="P6"/>
      <text:p text:style-name="P8">Nivell inidividual:</text:p>
      <text:p text:style-name="P5"><text:span text:style-name="T10">Sandra: Es muy empática y se preocupa por hacer de la enseñanza un mundo más fàcil. Tiene inciativa a la hora de hacer los proyectos y es muy entusiasta y te contagia sus ganas de mejorar.</text:span></text:p>
      <text:p text:style-name="P5"><text:span text:style-name="T10">Isabel: Es una persona muy inteligente y es capaz de resolver los problemas y dudas de sus alumnos. Es autonoma, es decir, sabe salir adelante ella sola, sin importar la dificultad de su tarea, ya sea enseñar o programar.</text:span></text:p>
      <text:p text:style-name="P5"><text:span text:style-name="T10">David: Es un chico que se implica en su clase, se preocupa por el buen ambiente entre compañeros y le gusta ver que sus alumnos avanzan. Disfruta de trabajar en equipo ya que le gusta aprender de los demas y que los demás aprendan de é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Arial Unicode MS'" style:font-pitch="variable"/>
    <style:font-face style:name="Arial" svg:font-family="Arial" style:font-family-generic="swiss" style:font-pitch="variable"/>
    <style:font-face style:name="FreeSans" svg:font-family="FreeSans"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Arial Unicode MS'" style:font-pitch="variable"/>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language-complex="zxx" style:country-complex="none"/>
    </style:style>
    <style:style style:name="Encapçalament"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Llegend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Í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Título" style:family="paragraph" style:parent-style-name="Standard" style:next-style-name="Text_20_body">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 style:font-family-complex="'Noto Sans Devanagari'" style:font-pitch-complex="variable" style:font-size-complex="14pt"/>
    </style:style>
    <style:style style:name="Leyend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Índice" style:family="paragraph" style:parent-style-name="Standard">
      <style:paragraph-properties text:number-lines="false" text:line-number="0"/>
      <style:text-properties style:font-name-complex="Noto Sans Devanagari1" style:font-family-complex="'Noto Sans Devanagari'" style:font-family-generic-complex="swiss"/>
    </style:style>
    <style:style style:name="Llegenda1"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Cabecera_20_y_20_pie" style:display-name="Cabecera y pie" style:family="paragraph" style:parent-style-name="Standard">
      <style:paragraph-properties text:number-lines="false" text:line-number="0">
        <style:tab-stops>
          <style:tab-stop style:position="3.3465in" style:type="center"/>
          <style:tab-stop style:position="6.6929in" style:type="right"/>
        </style:tab-stops>
      </style:paragraph-properties>
    </style:style>
    <style:style style:name="Capçalera_20_i_20_peu" style:display-name="Capçalera i peu" style:family="paragraph" style:parent-style-name="Standard">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WW8Num1z0" style:family="text">
      <style:text-properties style:font-name="Symbol" fo:font-family="Symbol" style:font-family-generic="roman" style:font-pitch="variable" style:font-name-complex="OpenSymbol" style:font-family-complex="OpenSymbol, 'Arial Unicode MS'" style:font-pitch-complex="variable"/>
    </style:style>
    <style:style style:name="WW8Num2z0" style:family="text">
      <style:text-properties style:font-name="Symbol" fo:font-family="Symbol" style:font-family-generic="roman" style:font-pitch="variable" style:font-name-complex="OpenSymbol" style:font-family-complex="OpenSymbol, 'Arial Unicode MS'" style:font-pitch-complex="variable"/>
    </style:style>
    <style:style style:name="WW8Num3z0" style:family="text">
      <style:text-properties style:font-name="Symbol" fo:font-family="Symbol" style:font-family-generic="roman" style:font-pitch="variable" style:font-name-complex="OpenSymbol" style:font-family-complex="OpenSymbol, 'Arial Unicode MS'" style:font-pitch-complex="variable"/>
    </style:style>
    <style:style style:name="WW8Num4z0" style:family="text">
      <style:text-properties style:font-name="Symbol" fo:font-family="Symbol" style:font-family-generic="roman" style:font-pitch="variable" style:font-name-complex="OpenSymbol" style:font-family-complex="OpenSymbol, 'Arial Unicode MS'"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Tipus_20_de_20_lletra_20_per_20_defecte_20_del_20_paràgraf" style:display-name="Tipus de lletra per defecte del paràgraf" style:family="text"/>
    <style:style style:name="Símbols_20_de_20_pic" style:display-name="Símbols de pic"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Emphasis" style:family="text">
      <style:text-properties fo:font-style="italic" style:font-style-asian="italic" style:font-style-complex="italic"/>
    </style:style>
    <style:style style:name="Capçalera_20_Car" style:display-name="Capçalera Car" style:family="text">
      <style:text-properties fo:font-size="12pt" fo:language="zxx" fo:country="none" style:letter-kerning="true" style:font-name-asian="Andale Sans UI" style:font-family-asian="'Andale Sans UI', 'Arial Unicode MS'" style:font-pitch-asian="variable" style:font-size-asian="12pt" style:font-size-complex="12pt"/>
    </style:style>
    <style:style style:name="Peu_20_Car" style:display-name="Peu Car" style:family="text">
      <style:text-properties fo:font-size="12pt" fo:language="zxx" fo:country="none" style:letter-kerning="true" style:font-name-asian="Andale Sans UI" style:font-family-asian="'Andale Sans UI', 'Arial Unicode MS'" style:font-pitch-asian="variable" style:font-size-asian="12pt"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1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1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top="0.2484in" style:dynamic-spacing="true"/>
      </style:footer-style>
    </style:page-layout>
    <style:style style:name="Mdp1" style:family="drawing-page">
      <style:drawing-page-properties draw:fill="solid" draw:fill-color="#ffffff" draw:opacity="0%"/>
    </style:style>
  </office:automatic-styles>
  <office:master-styles>
    <style:master-page style:name="Standard" style:page-layout-name="Mpm1" draw:style-name="Mdp1">
      <style:footer>
        <text:p text:style-name="MP1"><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Quim Beltran</meta:initial-creator>
    <meta:creation-date>2009-04-16T10:32:00</meta:creation-date>
    <dc:date>2022-12-15T17:17:26.688798562</dc:date>
    <meta:print-date>2019-09-27T11:57:00</meta:print-date>
    <meta:editing-cycles>9</meta:editing-cycles>
    <meta:editing-duration>PT39M48S</meta:editing-duration>
    <meta:document-statistic meta:table-count="0" meta:image-count="0" meta:object-count="0" meta:page-count="4" meta:paragraph-count="35" meta:word-count="893" meta:character-count="5549" meta:non-whitespace-character-count="4682"/>
    <meta:generator>LibreOffice/7.3.7.2$Linux_X86_64 LibreOffice_project/30$Build-2</meta:generator>
  </office:meta>
</office:document-meta>
</file>